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7.81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9.1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eeee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eeeee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fd8ce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ffd7d7"/>
      <style:text-properties style:font-name="arial" fo:font-size="12pt" style:font-size-asian="12pt" style:font-size-complex="12pt"/>
    </style:style>
    <style:style style:name="ce25" style:family="table-cell" style:parent-style-name="Default">
      <style:text-properties fo:color="#069a2e" style:font-name="arial" fo:font-size="10pt" style:font-size-asian="10pt" style:font-size-complex="10pt"/>
    </style:style>
    <style:style style:name="ce26" style:family="table-cell" style:parent-style-name="Default">
      <style:text-properties fo:color="#c9211e" style:font-name="arial" fo:font-size="10pt" style:font-size-asian="10pt" style:font-size-complex="10pt"/>
    </style:style>
    <style:style style:name="ce32" style:family="table-cell" style:parent-style-name="Default">
      <style:table-cell-properties fo:background-color="#ffd8c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fo:color="#069a2e" style:font-name="arial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c9211e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ffd8c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d7d7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d8ce"/>
      <style:text-properties style:use-window-font-color="true"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ffd8c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ackground-color="#ffd7d7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37"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fo:background-color="#eeeeee"/>
      <style:text-properties fo:font-size="12pt" style:font-size-asian="12pt" style:font-size-complex="12pt"/>
    </style:style>
    <style:style style:name="ce14" style:family="table-cell" style:parent-style-name="Default" style:data-style-name="N37">
      <style:text-properties style:font-name="arial"/>
    </style:style>
    <style:style style:name="ce15" style:family="table-cell" style:parent-style-name="Default" style:data-style-name="N37">
      <style:table-cell-properties fo:background-color="#eeeeee"/>
      <style:text-properties style:font-name="arial" fo:font-size="12pt" style:font-size-asian="12pt" style:font-size-complex="12pt"/>
    </style:style>
    <style:style style:name="ce55" style:family="table-cell" style:parent-style-name="Default" style:data-style-name="N37">
      <style:table-cell-properties fo:background-color="#ffd8ce"/>
      <style:text-properties style:font-name="arial"/>
    </style:style>
    <style:style style:name="ce16" style:family="table-cell" style:parent-style-name="Default" style:data-style-name="N37">
      <style:table-cell-properties fo:background-color="transparent"/>
      <style:text-properties style:font-name="arial"/>
    </style:style>
    <style:style style:name="ce67" style:family="table-cell" style:parent-style-name="Default" style:data-style-name="N37">
      <style:table-cell-properties fo:background-color="#ffd7d7"/>
      <style:text-properties style:font-name="arial"/>
    </style:style>
    <style:style style:name="ce17" style:family="table-cell" style:parent-style-name="Default" style:data-style-name="N37"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" style:family="table-cell" style:parent-style-name="Default" style:data-style-name="N37">
      <style:table-cell-properties fo:background-color="#ffd8c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ce40"/>
        <table:table-column table:style-name="co8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Sección</text:p>
          </table:table-cell>
          <table:table-cell table:style-name="ce3" office:value-type="string" calcext:value-type="string">
            <text:p>Tarea</text:p>
          </table:table-cell>
          <table:table-cell table:style-name="ce36" office:value-type="string" calcext:value-type="string">
            <text:p>Duración</text:p>
          </table:table-cell>
          <table:table-cell table:style-name="ce36" office:value-type="string" calcext:value-type="string">
            <text:p>Fecha inicio</text:p>
          </table:table-cell>
          <table:table-cell table:style-name="ce36" office:value-type="string" calcext:value-type="string">
            <text:p>Fecha fin</text:p>
          </table:table-cell>
          <table:table-cell office:value-type="string" calcext:value-type="string">
            <text:p>Observaciones</text:p>
          </table:table-cell>
          <table:table-cell/>
          <table:table-cell table:style-name="ce60" office:value-type="string" calcext:value-type="string">
            <text:p>Festivos</text:p>
          </table:table-cell>
          <table:table-cell table:number-columns-repeated="16375"/>
        </table:table-row>
        <table:table-row table:style-name="ro2">
          <table:table-cell/>
          <table:table-cell table:style-name="ce3" table:number-columns-repeated="2"/>
          <table:table-cell table:style-name="ce3" table:formula="of:=NETWORKDAYS([.E3];[.F3];[.$I$3:.$I$17])" office:value-type="float" office:value="82" calcext:value-type="float">
            <text:p>82</text:p>
          </table:table-cell>
          <table:table-cell table:style-name="ce12" table:formula="of:=MIN([.E5:.E52])" office:value-type="date" office:date-value="2025-02-27" calcext:value-type="date">
            <text:p>27/02/25</text:p>
          </table:table-cell>
          <table:table-cell table:style-name="ce12" table:formula="of:=MAX([.F5:.F56])" office:value-type="date" office:date-value="2025-06-26" calcext:value-type="date">
            <text:p>26/06/25</text:p>
          </table:table-cell>
          <table:table-cell/>
          <table:table-cell table:style-name="ce14"/>
          <table:table-cell table:style-name="ce61" office:value-type="date" office:date-value="2025-02-28" calcext:value-type="date">
            <text:p>28/02/25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4" office:value-type="string" calcext:value-type="string">
            <text:p>Toma de requisitos</text:p>
          </table:table-cell>
          <table:table-cell table:style-name="ce5"/>
          <table:table-cell table:style-name="ce4" table:formula="of:=NETWORKDAYS([.E4];[.F4];[.$I$3:.$I$17])" office:value-type="float" office:value="29" calcext:value-type="float">
            <text:p>29</text:p>
          </table:table-cell>
          <table:table-cell table:style-name="ce13" table:formula="of:=MIN([.E5:.E6])" office:value-type="date" office:date-value="2025-04-04" calcext:value-type="date">
            <text:p>04/04/25</text:p>
          </table:table-cell>
          <table:table-cell table:style-name="ce13" table:formula="of:=MAX([.F5:.F6])" office:value-type="date" office:date-value="2025-05-19" calcext:value-type="date">
            <text:p>19/05/25</text:p>
          </table:table-cell>
          <table:table-cell table:style-name="ce2"/>
          <table:table-cell table:style-name="ce17"/>
          <table:table-cell table:style-name="ce61" office:value-type="date" office:date-value="2025-04-17" calcext:value-type="date">
            <text:p>17/04/25</text:p>
          </table:table-cell>
          <table:table-cell table:style-name="ce2" table:number-columns-repeated="16375"/>
        </table:table-row>
        <table:table-row table:style-name="ro1">
          <table:table-cell table:number-columns-repeated="2"/>
          <table:table-cell table:style-name="ce25" office:value-type="string" calcext:value-type="string">
            <text:p>Análisis propuesta funcional de requisitos</text:p>
          </table:table-cell>
          <table:table-cell table:style-name="ce10" office:value-type="float" office:value="14" calcext:value-type="float">
            <text:p>14</text:p>
          </table:table-cell>
          <table:table-cell table:style-name="ce14" office:value-type="date" office:date-value="2025-04-04" calcext:value-type="date">
            <text:p>04/04/25</text:p>
          </table:table-cell>
          <table:table-cell table:style-name="ce14" table:formula="of:==WORKDAY([.E5];[.D5]-1;[.$I$3:.$I$14])" office:value-type="date" office:date-value="2025-04-25" calcext:value-type="date">
            <text:p>25/04/25</text:p>
          </table:table-cell>
          <table:table-cell/>
          <table:table-cell table:style-name="ce14"/>
          <table:table-cell table:style-name="ce61" office:value-type="date" office:date-value="2025-04-18" calcext:value-type="date">
            <text:p>18/04/2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6" office:value-type="string" calcext:value-type="string">
            <text:p>Validación funcional de requisitos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date" office:date-value="2025-04-28" calcext:value-type="date">
            <text:p>28/04/25</text:p>
          </table:table-cell>
          <table:table-cell table:style-name="ce14" table:formula="of:==WORKDAY([.E6];[.D6]-1;[.$I$3:.$I$14])" office:value-type="date" office:date-value="2025-05-19" calcext:value-type="date">
            <text:p>19/05/25</text:p>
          </table:table-cell>
          <table:table-cell table:number-columns-repeated="2"/>
          <table:table-cell table:style-name="ce61" office:value-type="date" office:date-value="2025-05-01" calcext:value-type="date">
            <text:p>01/05/25</text:p>
          </table:table-cell>
          <table:table-cell table:number-columns-repeated="16375"/>
        </table:table-row>
        <table:table-row table:style-name="ro1">
          <table:table-cell/>
          <table:table-cell table:style-name="ce5" office:value-type="string" calcext:value-type="string">
            <text:p>Definición funcional</text:p>
          </table:table-cell>
          <table:table-cell table:style-name="ce5"/>
          <table:table-cell table:style-name="ce4" table:formula="of:=NETWORKDAYS([.E7];[.F7];[.$I$3:.$I$17])" office:value-type="float" office:value="8" calcext:value-type="float">
            <text:p>8</text:p>
          </table:table-cell>
          <table:table-cell table:style-name="ce15" table:formula="of:=MIN([.E8:.E10])" office:value-type="date" office:date-value="2025-05-20" calcext:value-type="date">
            <text:p>20/05/25</text:p>
          </table:table-cell>
          <table:table-cell table:style-name="ce15" table:formula="of:=MAX([.F8:.F10])" office:value-type="date" office:date-value="2025-05-29" calcext:value-type="date">
            <text:p>29/05/25</text:p>
          </table:table-cell>
          <table:table-cell table:number-columns-repeated="2"/>
          <table:table-cell table:style-name="ce61" office:value-type="date" office:date-value="2025-08-15" calcext:value-type="date">
            <text:p>15/08/2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5" office:value-type="string" calcext:value-type="string">
            <text:p>Definición de casos de uso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WORKDAY([.F4];1;[.$I$3:.$I$14])" office:value-type="date" office:date-value="2025-05-20" calcext:value-type="date">
            <text:p>20/05/25</text:p>
          </table:table-cell>
          <table:table-cell table:style-name="ce14" table:formula="of:==WORKDAY([.E8];[.D8]-1;[.$I$3:.$I$14])" office:value-type="date" office:date-value="2025-05-23" calcext:value-type="date">
            <text:p>23/05/25</text:p>
          </table:table-cell>
          <table:table-cell table:number-columns-repeated="2"/>
          <table:table-cell table:style-name="ce61" office:value-type="date" office:date-value="2025-09-08" calcext:value-type="date">
            <text:p>08/09/25</text:p>
          </table:table-cell>
          <table:table-cell table:number-columns-repeated="16375"/>
        </table:table-row>
        <table:table-row table:style-name="ro1">
          <table:table-cell/>
          <table:table-cell table:style-name="ce23"/>
          <table:table-cell table:style-name="ce32" office:value-type="string" calcext:value-type="string">
            <text:p>Definición del diseño funcional final y definición del MVP</text:p>
          </table:table-cell>
          <table:table-cell table:style-name="ce48" office:value-type="float" office:value="4" calcext:value-type="float">
            <text:p>4</text:p>
          </table:table-cell>
          <table:table-cell table:style-name="ce55" table:formula="of:=WORKDAY([.F8];1;[.$I$3:.$I$14])" office:value-type="date" office:date-value="2025-05-26" calcext:value-type="date">
            <text:p>26/05/25</text:p>
          </table:table-cell>
          <table:table-cell table:style-name="ce55" table:formula="of:==WORKDAY([.E9];[.D9]-1;[.$I$3:.$I$14])" office:value-type="date" office:date-value="2025-05-29" calcext:value-type="date">
            <text:p>29/05/25</text:p>
          </table:table-cell>
          <table:table-cell office:value-type="string" calcext:value-type="string">
            <text:p>Debe documentarse todos los requisitos</text:p>
          </table:table-cell>
          <table:table-cell/>
          <table:table-cell table:style-name="ce61" office:value-type="date" office:date-value="2025-10-13" calcext:value-type="date">
            <text:p>13/10/25</text:p>
          </table:table-cell>
          <table:table-cell table:number-columns-repeated="16375"/>
        </table:table-row>
        <table:table-row table:style-name="ro1">
          <table:table-cell/>
          <table:table-cell table:style-name="ce6"/>
          <table:table-cell table:style-name="ce38"/>
          <table:table-cell table:style-name="ce11"/>
          <table:table-cell table:style-name="ce16" table:number-columns-repeated="2"/>
          <table:table-cell table:number-columns-repeated="2"/>
          <table:table-cell table:style-name="ce61" office:value-type="date" office:date-value="2025-10-24" calcext:value-type="date">
            <text:p>24/10/25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office:value-type="string" calcext:value-type="string">
            <text:p>PPS</text:p>
          </table:table-cell>
          <table:table-cell table:style-name="ce5"/>
          <table:table-cell table:style-name="ce4" table:formula="of:=NETWORKDAYS([.E11];[.F11];[.$I$3:.$I$17])" office:value-type="float" office:value="66" calcext:value-type="float">
            <text:p>66</text:p>
          </table:table-cell>
          <table:table-cell table:style-name="ce15" table:formula="of:=MIN([.E12:.E18])" office:value-type="date" office:date-value="2025-02-27" calcext:value-type="date">
            <text:p>27/02/25</text:p>
          </table:table-cell>
          <table:table-cell table:style-name="ce15" table:formula="of:=MAX([.F12:.F18])" office:value-type="date" office:date-value="2025-06-04" calcext:value-type="date">
            <text:p>04/06/25</text:p>
          </table:table-cell>
          <table:table-cell table:style-name="ce2" table:number-columns-repeated="2"/>
          <table:table-cell table:style-name="ce61" office:value-type="date" office:date-value="2025-11-01" calcext:value-type="date">
            <text:p>01/11/25</text:p>
          </table:table-cell>
          <table:table-cell table:style-name="ce2" table:number-columns-repeated="16375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Solicitud de información de volumetría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date" office:date-value="2025-03-21" calcext:value-type="date">
            <text:p>21/03/25</text:p>
          </table:table-cell>
          <table:table-cell table:style-name="ce16" table:formula="of:=WORKDAY([.E12];[.D12]-1;[.$I$3:.$I$14])" office:value-type="date" office:date-value="2025-04-21" calcext:value-type="date">
            <text:p>21/04/25</text:p>
          </table:table-cell>
          <table:table-cell table:number-columns-repeated="2"/>
          <table:table-cell table:style-name="ce61" office:value-type="date" office:date-value="2025-12-08" calcext:value-type="date">
            <text:p>08/12/25</text:p>
          </table:table-cell>
          <table:table-cell table:number-columns-repeated="16375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Análisis volumetría</text:p>
          </table:table-cell>
          <table:table-cell table:style-name="ce11" office:value-type="float" office:value="18" calcext:value-type="float">
            <text:p>18</text:p>
          </table:table-cell>
          <table:table-cell table:style-name="ce16" table:formula="of:=WORKDAY([.F12];1;[.$I$3:.$I$14])" office:value-type="date" office:date-value="2025-04-22" calcext:value-type="date">
            <text:p>22/04/25</text:p>
          </table:table-cell>
          <table:table-cell table:style-name="ce16" table:formula="of:=WORKDAY([.E13];[.D13]-1;[.$I$3:.$I$14])" office:value-type="date" office:date-value="2025-05-16" calcext:value-type="date">
            <text:p>16/05/25</text:p>
          </table:table-cell>
          <table:table-cell table:number-columns-repeated="2"/>
          <table:table-cell table:style-name="ce61"/>
          <table:table-cell table:number-columns-repeated="16375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Definición de casos de uso ECC</text:p>
          </table:table-cell>
          <table:table-cell table:style-name="ce11" office:value-type="float" office:value="22" calcext:value-type="float">
            <text:p>22</text:p>
          </table:table-cell>
          <table:table-cell table:style-name="ce16" office:value-type="date" office:date-value="2025-02-27" calcext:value-type="date">
            <text:p>27/02/25</text:p>
          </table:table-cell>
          <table:table-cell table:style-name="ce16" table:formula="of:=WORKDAY([.E14];[.D14]-1;[.$I$3:.$I$14])" office:value-type="date" office:date-value="2025-03-31" calcext:value-type="date">
            <text:p>31/03/25</text:p>
          </table:table-cell>
          <table:table-cell table:number-columns-repeated="2"/>
          <table:table-cell table:style-name="ce61" office:value-type="date" office:date-value="2025-12-25" calcext:value-type="date">
            <text:p>25/12/25</text:p>
          </table:table-cell>
          <table:table-cell table:number-columns-repeated="16375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Documentación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date" office:date-value="2025-03-21" calcext:value-type="date">
            <text:p>21/03/25</text:p>
          </table:table-cell>
          <table:table-cell table:style-name="ce16" table:formula="of:=WORKDAY([.E15];[.D15]-1;[.$I$3:.$I$14])" office:value-type="date" office:date-value="2025-04-21" calcext:value-type="date">
            <text:p>21/04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28" office:value-type="string" calcext:value-type="string">
            <text:p>Validación prerequisitos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date" office:date-value="2025-05-02" calcext:value-type="date">
            <text:p>02/05/25</text:p>
          </table:table-cell>
          <table:table-cell table:style-name="ce16" table:formula="of:=WORKDAY([.E16];[.D16]-1;[.$I$3:.$I$14])" office:value-type="date" office:date-value="2025-05-08" calcext:value-type="date">
            <text:p>08/05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29" office:value-type="string" calcext:value-type="string">
            <text:p>Ejecución PPS</text:p>
          </table:table-cell>
          <table:table-cell table:style-name="ce11" office:value-type="float" office:value="15" calcext:value-type="float">
            <text:p>15</text:p>
          </table:table-cell>
          <table:table-cell table:style-name="ce16" table:formula="of:=WORKDAY([.F16];1;[.$I$3:.$I$14])" office:value-type="date" office:date-value="2025-05-09" calcext:value-type="date">
            <text:p>09/05/25</text:p>
          </table:table-cell>
          <table:table-cell table:style-name="ce16" table:formula="of:=WORKDAY([.E17];[.D17]-1;[.$I$3:.$I$14])" office:value-type="date" office:date-value="2025-05-29" calcext:value-type="date">
            <text:p>29/05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Análisis y conclusiones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WORKDAY([.F17];1;[.$I$3:.$I$14])" office:value-type="date" office:date-value="2025-05-30" calcext:value-type="date">
            <text:p>30/05/25</text:p>
          </table:table-cell>
          <table:table-cell table:style-name="ce16" table:formula="of:=WORKDAY([.E18];[.D18]-1;[.$I$3:.$I$14])" office:value-type="date" office:date-value="2025-06-04" calcext:value-type="date">
            <text:p>04/06/25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5" office:value-type="string" calcext:value-type="string">
            <text:p>Gestión UX/UI</text:p>
          </table:table-cell>
          <table:table-cell table:style-name="ce5"/>
          <table:table-cell table:style-name="ce4" table:formula="of:=NETWORKDAYS([.E19];[.F19];[.$I$3:.$I$17])" office:value-type="float" office:value="23" calcext:value-type="float">
            <text:p>23</text:p>
          </table:table-cell>
          <table:table-cell table:style-name="ce15" table:formula="of:=MIN([.E20:.E24])" office:value-type="date" office:date-value="2025-05-20" calcext:value-type="date">
            <text:p>20/05/25</text:p>
          </table:table-cell>
          <table:table-cell table:style-name="ce15" table:formula="of:=MAX([.F20:.F24])" office:value-type="date" office:date-value="2025-06-19" calcext:value-type="date">
            <text:p>19/06/25</text:p>
          </table:table-cell>
          <table:table-cell table:style-name="ce2" table:number-columns-repeated="2"/>
          <table:table-cell table:style-name="ce42"/>
          <table:table-cell table:style-name="ce2" table:number-columns-repeated="16375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Análisis inicial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WORKDAY([.F4];1;[.$I$3:.$I$14])" office:value-type="date" office:date-value="2025-05-20" calcext:value-type="date">
            <text:p>20/05/25</text:p>
          </table:table-cell>
          <table:table-cell table:style-name="ce16" table:formula="of:=WORKDAY([.E20];[.D20]-1;[.$I$3:.$I$14])" office:value-type="date" office:date-value="2025-05-23" calcext:value-type="date">
            <text:p>23/05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Esquema de pantallas y diagrama de flujos</text:p>
          </table:table-cell>
          <table:table-cell table:style-name="ce48"/>
          <table:table-cell table:style-name="ce55" table:number-columns-repeated="2"/>
          <table:table-cell office:value-type="string" calcext:value-type="string">
            <text:p>Por qué eliminamos este registro?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squemas componentes UI/ Web</text:p>
          </table:table-cell>
          <table:table-cell table:style-name="ce11" office:value-type="float" office:value="10" calcext:value-type="float">
            <text:p>10</text:p>
          </table:table-cell>
          <table:table-cell table:style-name="ce16" table:formula="of:=WORKDAY([.F20];1;[.$I$3:.$I$14])" office:value-type="date" office:date-value="2025-05-26" calcext:value-type="date">
            <text:p>26/05/25</text:p>
          </table:table-cell>
          <table:table-cell table:style-name="ce16" table:formula="of:=WORKDAY([.E22];[.D22]-1;[.$I$3:.$I$14])" office:value-type="date" office:date-value="2025-06-06" calcext:value-type="date">
            <text:p>06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laboración de prototipo adaptado a sistema de diseño (con reuniones refinamiento ARQ)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WORKDAY([.F22];1;[.$I$3:.$I$14])" office:value-type="date" office:date-value="2025-06-09" calcext:value-type="date">
            <text:p>09/06/25</text:p>
          </table:table-cell>
          <table:table-cell table:style-name="ce16" table:formula="of:=WORKDAY([.E23];[.D23]-1;[.$I$3:.$I$14])" office:value-type="date" office:date-value="2025-06-12" calcext:value-type="date">
            <text:p>12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Validación de prototipo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WORKDAY([.F23];1;[.$I$3:.$I$14])" office:value-type="date" office:date-value="2025-06-13" calcext:value-type="date">
            <text:p>13/06/25</text:p>
          </table:table-cell>
          <table:table-cell table:style-name="ce16" table:formula="of:=WORKDAY([.E24];[.D24]-1;[.$I$3:.$I$14])" office:value-type="date" office:date-value="2025-06-19" calcext:value-type="date">
            <text:p>19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Seguridad</text:p>
          </table:table-cell>
          <table:table-cell table:style-name="ce5"/>
          <table:table-cell table:style-name="ce4" table:formula="of:=NETWORKDAYS([.E25];[.F25];[.$I$3:.$I$17])" office:value-type="float" office:value="5" calcext:value-type="float">
            <text:p>5</text:p>
          </table:table-cell>
          <table:table-cell table:style-name="ce15" table:formula="of:=MIN([.E26])" office:value-type="date" office:date-value="2025-05-20" calcext:value-type="date">
            <text:p>20/05/25</text:p>
          </table:table-cell>
          <table:table-cell table:style-name="ce15" table:formula="of:=MAX([.F26])" office:value-type="date" office:date-value="2025-05-26" calcext:value-type="date">
            <text:p>26/05/25</text:p>
          </table:table-cell>
          <table:table-cell table:number-columns-repeated="16378"/>
        </table:table-row>
        <table:table-row table:style-name="ro1">
          <table:table-cell/>
          <table:table-cell table:style-name="ce30"/>
          <table:table-cell table:style-name="ce47" office:value-type="string" calcext:value-type="string">
            <text:p>Documentación relativa a seguridad de servicios y roles de usuario (gestión de autenticación y autorización)</text:p>
          </table:table-cell>
          <table:table-cell table:style-name="ce58" office:value-type="float" office:value="5" calcext:value-type="float">
            <text:p>5</text:p>
          </table:table-cell>
          <table:table-cell table:style-name="ce67" table:formula="of:=WORKDAY([.F4];1;[.$I$3:.$I$14])" office:value-type="date" office:date-value="2025-05-20" calcext:value-type="date">
            <text:p>20/05/25</text:p>
          </table:table-cell>
          <table:table-cell table:style-name="ce67" table:formula="of:=WORKDAY([.E26];[.D26]-1;[.$I$3:.$I$14])" office:value-type="date" office:date-value="2025-05-26" calcext:value-type="date">
            <text:p>26/05/25</text:p>
          </table:table-cell>
          <table:table-cell office:value-type="string" calcext:value-type="string">
            <text:p>Podríamos empezar cuando terminen los requisitos</text:p>
          </table:table-cell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>
            <text:p>Diseño técnico</text:p>
          </table:table-cell>
          <table:table-cell table:style-name="ce5"/>
          <table:table-cell table:style-name="ce4" table:formula="of:=NETWORKDAYS([.E27];[.F27];[.$I$3:.$I$17])" office:value-type="float" office:value="20" calcext:value-type="float">
            <text:p>20</text:p>
          </table:table-cell>
          <table:table-cell table:style-name="ce15" table:formula="of:=MIN([.E28:.E33])" office:value-type="date" office:date-value="2025-05-20" calcext:value-type="date">
            <text:p>20/05/25</text:p>
          </table:table-cell>
          <table:table-cell table:style-name="ce15" table:formula="of:=MAX([.F28:.F33])" office:value-type="date" office:date-value="2025-06-16" calcext:value-type="date">
            <text:p>16/06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Diagrama final de componentes</text:p>
          </table:table-cell>
          <table:table-cell table:style-name="ce48" office:value-type="float" office:value="5" calcext:value-type="float">
            <text:p>5</text:p>
          </table:table-cell>
          <table:table-cell table:style-name="ce55" table:formula="of:=WORKDAY([.F4];1;[.$I$3:.$I$14])" office:value-type="date" office:date-value="2025-05-20" calcext:value-type="date">
            <text:p>20/05/25</text:p>
          </table:table-cell>
          <table:table-cell table:style-name="ce55" table:formula="of:=WORKDAY([.E28];[.D28]-1;[.$I$3:.$I$14])" office:value-type="date" office:date-value="2025-05-26" calcext:value-type="date">
            <text:p>26/05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Elaboración ADR reutilización ECCWeb</text:p>
          </table:table-cell>
          <table:table-cell table:style-name="ce48" office:value-type="float" office:value="5" calcext:value-type="float">
            <text:p>5</text:p>
          </table:table-cell>
          <table:table-cell table:style-name="ce55" table:formula="of:=WORKDAY([.F28];1;[.$I$3:.$I$14])" office:value-type="date" office:date-value="2025-05-27" calcext:value-type="date">
            <text:p>27/05/25</text:p>
          </table:table-cell>
          <table:table-cell table:style-name="ce55" table:formula="of:=WORKDAY([.E29];[.D29]-1;[.$I$3:.$I$14])" office:value-type="date" office:date-value="2025-06-02" calcext:value-type="date">
            <text:p>02/06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Elaboración ADR Lit 3</text:p>
          </table:table-cell>
          <table:table-cell table:style-name="ce48" office:value-type="float" office:value="3" calcext:value-type="float">
            <text:p>3</text:p>
          </table:table-cell>
          <table:table-cell table:style-name="ce55" table:formula="of:=WORKDAY([.F28];1;[.$I$3:.$I$14])" office:value-type="date" office:date-value="2025-05-27" calcext:value-type="date">
            <text:p>27/05/25</text:p>
          </table:table-cell>
          <table:table-cell table:style-name="ce55" table:formula="of:=WORKDAY([.E30];[.D30]-1;[.$I$3:.$I$14])" office:value-type="date" office:date-value="2025-05-29" calcext:value-type="date">
            <text:p>29/05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Elaboración ADR Microprofile 7</text:p>
          </table:table-cell>
          <table:table-cell table:style-name="ce48" office:value-type="float" office:value="4" calcext:value-type="float">
            <text:p>4</text:p>
          </table:table-cell>
          <table:table-cell table:style-name="ce55" table:formula="of:=WORKDAY([.F28];1;[.$I$3:.$I$14])" office:value-type="date" office:date-value="2025-05-27" calcext:value-type="date">
            <text:p>27/05/25</text:p>
          </table:table-cell>
          <table:table-cell table:style-name="ce55" table:formula="of:=WORKDAY([.E31];[.D31]-1;[.$I$3:.$I$14])" office:value-type="date" office:date-value="2025-05-30" calcext:value-type="date">
            <text:p>30/05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Elaboración ADR Keycloak Oauth</text:p>
          </table:table-cell>
          <table:table-cell table:style-name="ce48" office:value-type="float" office:value="6" calcext:value-type="float">
            <text:p>6</text:p>
          </table:table-cell>
          <table:table-cell table:style-name="ce55" table:formula="of:=WORKDAY([.F28];1;[.$I$3:.$I$14])" office:value-type="date" office:date-value="2025-05-27" calcext:value-type="date">
            <text:p>27/05/25</text:p>
          </table:table-cell>
          <table:table-cell table:style-name="ce55" table:formula="of:=WORKDAY([.E32];[.D32]-1;[.$I$3:.$I$14])" office:value-type="date" office:date-value="2025-06-03" calcext:value-type="date">
            <text:p>03/06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Diseño Técnico FINAL</text:p>
          </table:table-cell>
          <table:table-cell table:style-name="ce48" office:value-type="float" office:value="15" calcext:value-type="float">
            <text:p>15</text:p>
          </table:table-cell>
          <table:table-cell table:style-name="ce55" table:formula="of:=WORKDAY([.F28];1;[.$I$3:.$I$14])" office:value-type="date" office:date-value="2025-05-27" calcext:value-type="date">
            <text:p>27/05/25</text:p>
          </table:table-cell>
          <table:table-cell table:style-name="ce55" table:formula="of:=WORKDAY([.E33];[.D33]-1;[.$I$3:.$I$14])" office:value-type="date" office:date-value="2025-06-16" calcext:value-type="date">
            <text:p>16/06/25</text:p>
          </table:table-cell>
          <table:table-cell office:value-type="string" calcext:value-type="string">
            <text:p>No podemos empezar sin requisitos y componentes</text:p>
          </table:table-cell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>
            <text:p>Módelo interoperabilidad</text:p>
          </table:table-cell>
          <table:table-cell table:style-name="ce5"/>
          <table:table-cell table:style-name="ce4" table:formula="of:=NETWORKDAYS([.E34];[.F34];[.$I$3:.$I$17])" office:value-type="float" office:value="4" calcext:value-type="float">
            <text:p>4</text:p>
          </table:table-cell>
          <table:table-cell table:style-name="ce15" table:formula="of:=MIN([.E35:.E38])" office:value-type="date" office:date-value="2025-06-17" calcext:value-type="date">
            <text:p>17/06/25</text:p>
          </table:table-cell>
          <table:table-cell table:style-name="ce15" table:formula="of:=MAX([.F35:.F38])" office:value-type="date" office:date-value="2025-06-20" calcext:value-type="date">
            <text:p>20/06/25</text:p>
          </table:table-cell>
          <table:table-cell table:number-columns-repeated="16378"/>
        </table:table-row>
        <table:table-row table:style-name="ro1">
          <table:table-cell/>
          <table:table-cell table:style-name="ce30"/>
          <table:table-cell table:style-name="ce47" office:value-type="string" calcext:value-type="string">
            <text:p>Identificación de servicios consumidos</text:p>
          </table:table-cell>
          <table:table-cell table:style-name="ce58" office:value-type="float" office:value="3" calcext:value-type="float">
            <text:p>3</text:p>
          </table:table-cell>
          <table:table-cell table:style-name="ce67" table:formula="of:=WORKDAY([.F33];1;[.$I$3:.$I$14])" office:value-type="date" office:date-value="2025-06-17" calcext:value-type="date">
            <text:p>17/06/25</text:p>
          </table:table-cell>
          <table:table-cell table:style-name="ce67" table:formula="of:=WORKDAY([.E35];[.D35]-1;[.$I$3:.$I$14])" office:value-type="date" office:date-value="2025-06-19" calcext:value-type="date">
            <text:p>19/06/25</text:p>
          </table:table-cell>
          <table:table-cell office:value-type="string" calcext:value-type="string">
            <text:p>Podemos avanzarlos en paralelo</text:p>
          </table:table-cell>
          <table:table-cell table:number-columns-repeated="16377"/>
        </table:table-row>
        <table:table-row table:style-name="ro1">
          <table:table-cell/>
          <table:table-cell table:style-name="ce30"/>
          <table:table-cell table:style-name="ce47" office:value-type="string" calcext:value-type="string">
            <text:p>Identificación de servicios expuestos</text:p>
          </table:table-cell>
          <table:table-cell table:style-name="ce58" office:value-type="float" office:value="3" calcext:value-type="float">
            <text:p>3</text:p>
          </table:table-cell>
          <table:table-cell table:style-name="ce67" table:formula="of:=WORKDAY([.F33];1;[.$I$3:.$I$14])" office:value-type="date" office:date-value="2025-06-17" calcext:value-type="date">
            <text:p>17/06/25</text:p>
          </table:table-cell>
          <table:table-cell table:style-name="ce67" table:formula="of:=WORKDAY([.E36];[.D36]-1;[.$I$3:.$I$14])" office:value-type="date" office:date-value="2025-06-19" calcext:value-type="date">
            <text:p>19/06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Petición para Establecimiento de estándares de intercambio de datos (OTI) y resolución de dudas</text:p>
          </table:table-cell>
          <table:table-cell table:style-name="ce48" office:value-type="float" office:value="1" calcext:value-type="float">
            <text:p>1</text:p>
          </table:table-cell>
          <table:table-cell table:style-name="ce55" table:formula="of:=WORKDAY([.F36];1;[.$I$3:.$I$14])" office:value-type="date" office:date-value="2025-06-20" calcext:value-type="date">
            <text:p>20/06/25</text:p>
          </table:table-cell>
          <table:table-cell table:style-name="ce67" table:formula="of:=WORKDAY([.E37];[.D37]-1;[.$I$3:.$I$14])" office:value-type="date" office:date-value="2025-06-20" calcext:value-type="date">
            <text:p>20/06/25</text:p>
          </table:table-cell>
          <table:table-cell office:value-type="string" calcext:value-type="string">
            <text:p>De 10 días a 1?</text:p>
          </table:table-cell>
          <table:table-cell table:number-columns-repeated="16377"/>
        </table:table-row>
        <table:table-row table:style-name="ro1">
          <table:table-cell/>
          <table:table-cell table:style-name="ce23"/>
          <table:table-cell table:style-name="ce45" office:value-type="string" calcext:value-type="string">
            <text:p>Documentación SOA</text:p>
          </table:table-cell>
          <table:table-cell table:style-name="ce48"/>
          <table:table-cell table:style-name="ce55" table:number-columns-repeated="2"/>
          <table:table-cell office:value-type="string" calcext:value-type="string">
            <text:p>Lo consideramos como parte de la identificación?</text:p>
          </table:table-cell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>
            <text:p>Migraciones de datos</text:p>
          </table:table-cell>
          <table:table-cell table:style-name="ce5"/>
          <table:table-cell table:style-name="ce4" table:formula="of:=NETWORKDAYS([.E39];[.F39];[.$I$3:.$I$17])" office:value-type="float" office:value="16" calcext:value-type="float">
            <text:p>16</text:p>
          </table:table-cell>
          <table:table-cell table:style-name="ce15" table:formula="of:=MIN([.E40:.E43])" office:value-type="date" office:date-value="2025-05-20" calcext:value-type="date">
            <text:p>20/05/25</text:p>
          </table:table-cell>
          <table:table-cell table:style-name="ce15" table:formula="of:=MAX([.F40:.F43])" office:value-type="date" office:date-value="2025-06-10" calcext:value-type="date">
            <text:p>10/06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Identificación de los modelos de partida y de destino</text:p>
          </table:table-cell>
          <table:table-cell table:style-name="ce48" office:value-type="float" office:value="3" calcext:value-type="float">
            <text:p>3</text:p>
          </table:table-cell>
          <table:table-cell table:style-name="ce55" table:formula="of:=WORKDAY([.F4];1;[.$I$3:.$I$14])" office:value-type="date" office:date-value="2025-05-20" calcext:value-type="date">
            <text:p>20/05/25</text:p>
          </table:table-cell>
          <table:table-cell table:style-name="ce55" table:formula="of:=WORKDAY([.E40];[.D40]-1;[.$I$3:.$I$14])" office:value-type="date" office:date-value="2025-05-22" calcext:value-type="date">
            <text:p>22/05/25</text:p>
          </table:table-cell>
          <table:table-cell office:value-type="string" calcext:value-type="string">
            <text:p>Empezar después de requisitos</text:p>
          </table:table-cell>
          <table:table-cell table:number-columns-repeated="16377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Definición de la estrategia de migración</text:p>
          </table:table-cell>
          <table:table-cell table:style-name="ce11" office:value-type="float" office:value="3" calcext:value-type="float">
            <text:p>3</text:p>
          </table:table-cell>
          <table:table-cell table:style-name="ce16" table:formula="of:=WORKDAY([.F40];1;[.$I$3:.$I$14])" office:value-type="date" office:date-value="2025-05-23" calcext:value-type="date">
            <text:p>23/05/25</text:p>
          </table:table-cell>
          <table:table-cell table:style-name="ce16" table:formula="of:=WORKDAY([.E41];[.D41]-1;[.$I$3:.$I$14])" office:value-type="date" office:date-value="2025-05-27" calcext:value-type="date">
            <text:p>27/05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Reuniones de refinamiento para decidir la estrategia de migración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WORKDAY([.F41];1;[.$I$3:.$I$14])" office:value-type="date" office:date-value="2025-05-28" calcext:value-type="date">
            <text:p>28/05/25</text:p>
          </table:table-cell>
          <table:table-cell table:style-name="ce16" table:formula="of:=WORKDAY([.E42];[.D42]-1;[.$I$3:.$I$14])" office:value-type="date" office:date-value="2025-06-03" calcext:value-type="date">
            <text:p>03/06/25</text:p>
          </table:table-cell>
          <table:table-cell table:number-columns-repeated="16378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Elaboración del plan de migración</text:p>
          </table:table-cell>
          <table:table-cell table:style-name="ce11" office:value-type="float" office:value="5" calcext:value-type="float">
            <text:p>5</text:p>
          </table:table-cell>
          <table:table-cell table:style-name="ce16" table:formula="of:=WORKDAY([.F42];1;[.$I$3:.$I$14])" office:value-type="date" office:date-value="2025-06-04" calcext:value-type="date">
            <text:p>04/06/25</text:p>
          </table:table-cell>
          <table:table-cell table:style-name="ce16" table:formula="of:=WORKDAY([.E43];[.D43]-1;[.$I$3:.$I$14])" office:value-type="date" office:date-value="2025-06-10" calcext:value-type="date">
            <text:p>10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Plan de calidad</text:p>
          </table:table-cell>
          <table:table-cell table:style-name="ce5"/>
          <table:table-cell table:style-name="ce4" table:formula="of:=NETWORKDAYS([.E44];[.F44];[.$I$3:.$I$17])" office:value-type="float" office:value="8" calcext:value-type="float">
            <text:p>8</text:p>
          </table:table-cell>
          <table:table-cell table:style-name="ce15" table:formula="of:=MIN([.E45:.E46])" office:value-type="date" office:date-value="2025-06-17" calcext:value-type="date">
            <text:p>17/06/25</text:p>
          </table:table-cell>
          <table:table-cell table:style-name="ce15" table:formula="of:=MAX([.F45:.F46])" office:value-type="date" office:date-value="2025-06-26" calcext:value-type="date">
            <text:p>26/06/25</text:p>
          </table:table-cell>
          <table:table-cell table:number-columns-repeated="16378"/>
        </table:table-row>
        <table:table-row table:style-name="ro1">
          <table:table-cell/>
          <table:table-cell table:style-name="ce23"/>
          <table:table-cell table:style-name="ce43" office:value-type="string" calcext:value-type="string">
            <text:p>Definición de las pruebas necesarias durante la fase de construcción e implementación</text:p>
          </table:table-cell>
          <table:table-cell table:style-name="ce48" office:value-type="float" office:value="3" calcext:value-type="float">
            <text:p>3</text:p>
          </table:table-cell>
          <table:table-cell table:style-name="ce55" table:formula="of:=WORKDAY([.F33];1;[.$I$3:.$I$14])" office:value-type="date" office:date-value="2025-06-17" calcext:value-type="date">
            <text:p>17/06/25</text:p>
          </table:table-cell>
          <table:table-cell table:style-name="ce55" table:formula="of:=WORKDAY([.E45];[.D45]-1;[.$I$3:.$I$14])" office:value-type="date" office:date-value="2025-06-19" calcext:value-type="date">
            <text:p>19/06/25</text:p>
          </table:table-cell>
          <table:table-cell office:value-type="string" calcext:value-type="string">
            <text:p>Dependen del diseño técnico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7" office:value-type="string" calcext:value-type="string">
            <text:p>Definición del modelo de observabilidad del sistema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WORKDAY([.F45];1;[.$I$3:.$I$14])" office:value-type="date" office:date-value="2025-06-20" calcext:value-type="date">
            <text:p>20/06/25</text:p>
          </table:table-cell>
          <table:table-cell table:style-name="ce14" table:formula="of:=WORKDAY([.E46];[.D46]-1;[.$I$3:.$I$14])" office:value-type="date" office:date-value="2025-06-26" calcext:value-type="date">
            <text:p>26/06/25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string" calcext:value-type="string">
            <text:p>Estimaciones y plan de proyecto</text:p>
          </table:table-cell>
          <table:table-cell table:style-name="ce5"/>
          <table:table-cell table:style-name="ce4" table:formula="of:=NETWORKDAYS([.E47];[.F47];[.$I$3:.$I$17])" office:value-type="float" office:value="7" calcext:value-type="float">
            <text:p>7</text:p>
          </table:table-cell>
          <table:table-cell table:style-name="ce15" table:formula="of:=MIN([.E48:.E51])" office:value-type="date" office:date-value="2025-06-17" calcext:value-type="date">
            <text:p>17/06/25</text:p>
          </table:table-cell>
          <table:table-cell table:style-name="ce15" table:formula="of:=MAX([.F48:.F51])" office:value-type="date" office:date-value="2025-06-25" calcext:value-type="date">
            <text:p>25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stimación fase de construcción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WORKDAY([.F27];1;[.$I$3:.$I$14])" office:value-type="date" office:date-value="2025-06-17" calcext:value-type="date">
            <text:p>17/06/25</text:p>
          </table:table-cell>
          <table:table-cell table:style-name="ce14" table:formula="of:=WORKDAY([.E48];[.D48]-1;[.$I$3:.$I$14])" office:value-type="date" office:date-value="2025-06-18" calcext:value-type="date">
            <text:p>18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stimación fase de implantación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WORKDAY([.F48];1;[.$I$3:.$I$14])" office:value-type="date" office:date-value="2025-06-19" calcext:value-type="date">
            <text:p>19/06/25</text:p>
          </table:table-cell>
          <table:table-cell table:style-name="ce14" table:formula="of:=WORKDAY([.E49];[.D49]-1;[.$I$3:.$I$14])" office:value-type="date" office:date-value="2025-06-20" calcext:value-type="date">
            <text:p>20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de plan de gestión de riesgos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WORKDAY([.F49];1;[.$I$3:.$I$14])" office:value-type="date" office:date-value="2025-06-23" calcext:value-type="date">
            <text:p>23/06/25</text:p>
          </table:table-cell>
          <table:table-cell table:style-name="ce14" table:formula="of:=WORKDAY([.E50];[.D50]-1;[.$I$3:.$I$14])" office:value-type="date" office:date-value="2025-06-23" calcext:value-type="date">
            <text:p>23/06/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7" office:value-type="string" calcext:value-type="string">
            <text:p>Elaboración plan de proyecto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WORKDAY([.F50];1;[.$I$3:.$I$14])" office:value-type="date" office:date-value="2025-06-24" calcext:value-type="date">
            <text:p>24/06/25</text:p>
          </table:table-cell>
          <table:table-cell table:style-name="ce14" table:formula="of:=WORKDAY([.E51];[.D51]-1;[.$I$3:.$I$14])" office:value-type="date" office:date-value="2025-06-25" calcext:value-type="date">
            <text:p>25/06/25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 number:style="long"/>
      <number:text>/</number:text>
      <number:day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2:18:21.214323439</meta:creation-date>
    <dc:date>2025-05-09T13:04:08.580536842</dc:date>
    <meta:editing-duration>PT9H22S</meta:editing-duration>
    <meta:editing-cycles>35</meta:editing-cycles>
    <meta:generator>LibreOffice/7.4.7.2$Linux_X86_64 LibreOffice_project/40$Build-2</meta:generator>
    <meta:document-statistic meta:table-count="1" meta:cell-count="212" meta:object-count="0"/>
  </office:meta>
</office:document-meta>
</file>